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8a878" style:font-weight-asian="bold" style:font-weight-complex="bold"/>
    </style:style>
    <style:style style:name="P3" style:family="paragraph" style:parent-style-name="Standard">
      <style:text-properties fo:font-weight="bold" officeooo:rsid="00254eb7" officeooo:paragraph-rsid="00254eb7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18a878" style:font-weight-asian="normal" style:font-weight-complex="normal"/>
    </style:style>
    <style:style style:name="P6" style:family="paragraph" style:parent-style-name="Standard">
      <style:text-properties fo:font-weight="normal" officeooo:paragraph-rsid="0020e0ed" style:font-weight-asian="normal" style:font-weight-complex="normal"/>
    </style:style>
    <style:style style:name="P7" style:family="paragraph" style:parent-style-name="Standard">
      <style:text-properties fo:font-weight="normal" officeooo:paragraph-rsid="00254eb7" style:font-weight-asian="normal" style:font-weight-complex="normal"/>
    </style:style>
    <style:style style:name="P8" style:family="paragraph" style:parent-style-name="Standard">
      <style:text-properties fo:font-weight="normal" officeooo:rsid="00254eb7" officeooo:paragraph-rsid="00254eb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69eb"/>
    </style:style>
    <style:style style:name="T3" style:family="text">
      <style:text-properties officeooo:rsid="00254e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ist all students who have taken exactly 60 total credits.</text:p>
      <text:p text:style-name="Standard"/>
      <text:p text:style-name="Standard">SELECT * FROM student </text:p>
      <text:p text:style-name="Standard">WHERE tot_cred = 60;</text:p>
      <text:p text:style-name="P1"/>
      <text:p text:style-name="P1">2. Find the names of all courses offered by the "Electrical Engineering" department.</text:p>
      <text:p text:style-name="Standard"/>
      <text:p text:style-name="Standard">SELECT * FROM course </text:p>
      <text:p text:style-name="Standard">WHERE dept_name = 'Elec. Eng.';</text:p>
      <text:p text:style-name="P1"/>
      <text:p text:style-name="P1">3. Retrieve the names of all instructors who earn less than ₹40,000.</text:p>
      <text:p text:style-name="Standard"/>
      <text:p text:style-name="Standard"><text:s/>SELECT * FROM instructor</text:p>
      <text:p text:style-name="Standard"><text:s text:c="2"/>2 <text:s/>WHERE salary &lt; 40000;</text:p>
      <text:p text:style-name="Standard"/>
      <text:p text:style-name="P1">4. List all classrooms located in the "Main" building.</text:p>
      <text:p text:style-name="Standard"/>
      <text:p text:style-name="Standard">SQL&gt; SELECT * FROM section </text:p>
      <text:p text:style-name="Standard"><text:s text:c="2"/>2 <text:s/>WHERE building = 'Main';</text:p>
      <text:p text:style-name="Standard"/>
      <text:p text:style-name="P1">5. Find the total number of courses offered in the "Fall" semester.</text:p>
      <text:p text:style-name="Standard"/>
      <text:p text:style-name="Standard">SQL&gt; SELECT COUNT(*) AS course_count from section </text:p>
      <text:p text:style-name="Standard"><text:s text:c="2"/>2 <text:s/>WHERE semester = 'Fall';</text:p>
      <text:p text:style-name="Standard"/>
      <text:p text:style-name="Standard"/>
      <text:p text:style-name="P1">6. List all students who have taken exactly 90 total credits.</text:p>
      <text:p text:style-name="P1"/>
      <text:p text:style-name="Standard">SQL&gt; SELECT * FROM student </text:p>
      <text:p text:style-name="Standard"><text:s text:c="2"/>2 <text:s/>WHERE tot_cred = 90;</text:p>
      <text:p text:style-name="Standard"/>
      <text:p text:style-name="P1">7. Find the names of all courses offered by the "Mechanical Engineering" department.</text:p>
      <text:p text:style-name="Standard"/>
      <text:p text:style-name="Standard">SQL&gt; SELECT * FROM course</text:p>
      <text:p text:style-name="Standard"><text:s text:c="2"/>2 <text:s/>WHERE dept_name LIKE 'Mech%';</text:p>
      <text:p text:style-name="Standard"/>
      <text:p text:style-name="P1">8. Retrieve the names of all instructors who earn exactly ₹75,000.</text:p>
      <text:p text:style-name="Standard"/>
      <text:p text:style-name="Standard">SQL&gt; SELECT * FROM instructor </text:p>
      <text:p text:style-name="Standard"><text:s text:c="2"/>2 <text:s/>WHERE salary = 75000;</text:p>
      <text:p text:style-name="Standard"/>
      <text:p text:style-name="P1">9. List all classrooms located in the "Lambert" building.</text:p>
      <text:p text:style-name="P1"/>
      <text:p text:style-name="P4">SQL&gt; SELECT * FROM classroom</text:p>
      <text:p text:style-name="Standard"><text:s text:c="2"/>2 <text:s/>WHERE building = 'Lamberton';</text:p>
      <text:p text:style-name="Standard"/>
      <text:p text:style-name="P1">10. Find the total number of courses offered in the "Spring" semester.</text:p>
      <text:p text:style-name="Standard"/>
      <text:p text:style-name="Standard">SQL&gt; SELECT COUNT(*) AS course_count </text:p>
      <text:p text:style-name="Standard"><text:s text:c="2"/>2 <text:s/>FROM section </text:p>
      <text:p text:style-name="Standard"><text:s text:c="2"/>3 <text:s/>WHERE semester = 'Spring';</text:p>
      <text:p text:style-name="Standard"/>
      <text:p text:style-name="P1">11. List all students who have taken courses with a grade of "B" in the "Spring" semester of</text:p>
      <text:p text:style-name="P1">2023.</text:p>
      <text:p text:style-name="Standard"/>
      <text:p text:style-name="Standard">SQL&gt; SELECT student.ID, student.name FROM student</text:p>
      <text:p text:style-name="Standard"><text:s text:c="2"/>2 <text:s/>JOIN takes on student.ID = takes.ID</text:p>
      <text:p text:style-name="Standard"><text:s text:c="2"/>3 <text:s/>WHERE grade LIKE 'B_' AND semester = 'Spring' AND year = 2010;</text:p>
      <text:p text:style-name="Standard"/>
      <text:p text:style-name="P1">12. Retrieve the names of instructors who have taught in the "Summer" semester of 2022.</text:p>
      <text:p text:style-name="Standard"/>
      <text:p text:style-name="Standard">SQL&gt; SELECT student.ID, student.name FROM student</text:p>
      <text:p text:style-name="Standard"><text:s text:c="2"/>2 <text:s/>JOIN takes on student.ID = takes.ID</text:p>
      <text:p text:style-name="Standard"><text:s text:c="2"/>3 <text:s/>WHERE grade LIKE 'B_' AND semester = 'Spring' AND year = 2010;</text:p>
      <text:p text:style-name="Standard"/>
      <text:p text:style-name="P1">13. Find the average number of credits offered by each department.</text:p>
      <text:p text:style-name="Standard"/>
      <text:p text:style-name="Standard">SQL&gt; SELECT dept_name , AVG(credits) as average_credit FROM course </text:p>
      <text:p text:style-name="Standard"><text:s text:c="2"/>2 <text:s/>GROUP BY dept_name;</text:p>
      <text:p text:style-name="Standard"/>
      <text:p text:style-name="P1">14. List all courses that have exactly 1 credit.</text:p>
      <text:p text:style-name="Standard">SQL&gt; SELECT * FROM course</text:p>
      <text:p text:style-name="Standard"><text:s text:c="2"/>2 <text:s/>WHERE credits = 1;</text:p>
      <text:p text:style-name="Standard"/>
      <text:p text:style-name="P1">15. Retrieve the names of students who have taken courses in the "Painter" building.</text:p>
      <text:p text:style-name="Standard"/>
      <text:p text:style-name="Standard">SQL&gt; SELECT ID, name from student</text:p>
      <text:p text:style-name="Standard"><text:s text:c="2"/>2 <text:s/>NATURAL JOIN takes </text:p>
      <text:p text:style-name="Standard"><text:s text:c="2"/>3 <text:s/>NATURAL JOIN section</text:p>
      <text:p text:style-name="Standard"><text:s text:c="2"/>4 <text:s/>WHERE building = 'Taylor';</text:p>
      <text:p text:style-name="Standard"/>
      <text:p text:style-name="Standard">ID <text:s text:c="3"/>NAME</text:p>
      <text:p text:style-name="Standard">----- --------------------</text:p>
      <text:p text:style-name="Standard">13749 Alfaro</text:p>
      <text:p text:style-name="Standard">13365 Wolter</text:p>
      <text:p text:style-name="Standard">65241 Riser</text:p>
      <text:p text:style-name="Standard">15086 Sun</text:p>
      <text:p text:style-name="Standard">12941 Ren</text:p>
      <text:p text:style-name="Standard">96117 Nisso</text:p>
      <text:p text:style-name="Standard">82066 Varghese</text:p>
      <text:p text:style-name="Standard">50977 Allen</text:p>
      <text:p text:style-name="Standard">22179 Sundho</text:p>
      <text:p text:style-name="Standard">23224 Kempn</text:p>
      <text:p text:style-name="Standard">45359 Zelek</text:p>
      <text:p text:style-name="Standard"/>
      <text:p text:style-name="P1">16. Find the total number of students enrolled in each course.</text:p>
      <text:p text:style-name="Standard"/>
      <text:p text:style-name="Standard">SQL&gt; SELECT course_id , COUNT(*) AS studnt_count FROM takes</text:p>
      <text:p text:style-name="Standard"><text:s text:c="2"/>2 <text:s/>GROUP BY course_id;</text:p>
      <text:p text:style-name="Standard"/>
      <text:p text:style-name="Standard">COURSE_I STUDNT_COUNT</text:p>
      <text:p text:style-name="Standard">-------- ------------</text:p>
      <text:p text:style-name="Standard">802<text:tab/><text:tab/> <text:s/>331</text:p>
      <text:p text:style-name="Standard">972<text:tab/><text:tab/> <text:s/>280</text:p>
      <text:p text:style-name="Standard">443<text:tab/><text:tab/> <text:s/>566</text:p>
      <text:p text:style-name="Standard">679<text:tab/><text:tab/> <text:s/>307</text:p>
      <text:p text:style-name="Standard">702<text:tab/><text:tab/> <text:s/>325</text:p>
      <text:p text:style-name="Standard">274<text:tab/><text:tab/> <text:s/>332</text:p>
      <text:p text:style-name="Standard">401<text:tab/><text:tab/> <text:s/>295</text:p>
      <text:p text:style-name="Standard">169<text:tab/><text:tab/> <text:s/>580</text:p>
      <text:p text:style-name="Standard">631<text:tab/><text:tab/> <text:s/>301</text:p>
      <text:p text:style-name="Standard">867<text:tab/><text:tab/> <text:s/>626</text:p>
      <text:p text:style-name="Standard">415<text:tab/><text:tab/> <text:s/>264</text:p>
      <text:p text:style-name="Standard"/>
      <text:p text:style-name="Standard"/>
      <text:p text:style-name="P1">17. List all sections that are held in rooms with a capacity of more than 100.</text:p>
      <text:p text:style-name="Standard"/>
      <text:p text:style-name="Standard">SQL&gt; SELECT * FROM section</text:p>
      <text:p text:style-name="Standard"><text:s text:c="2"/>2 <text:s/>NATURAL JOIN classroom </text:p>
      <text:p text:style-name="Standard"><text:s text:c="2"/>3 <text:s/>WHERE capacity &gt; 100;</text:p>
      <text:p text:style-name="Standard"/>
      <text:p text:style-name="Standard">BUILDING<text:tab/>ROOM_NU COURSE_I SEC_ID <text:s text:c="2"/>SEMEST <text:s text:c="6"/>YEAR TIME <text:s text:c="2"/>CAPACITY</text:p>
      <text:p text:style-name="Standard">--------------- ------- -------- -------- ------ ---------- ---- ----------</text:p>
      <text:p text:style-name="Standard">Saucon<text:tab/><text:tab/>113<text:tab/>802<text:tab/> 1<text:tab/> <text:s/>Spring <text:s text:c="6"/>2003 J<text:tab/><text:tab/>109</text:p>
      <text:p text:style-name="Standard">Saucon<text:tab/><text:tab/>113<text:tab/>702<text:tab/> 1<text:tab/> <text:s/>Spring <text:s text:c="6"/>2001 O<text:tab/><text:tab/>109</text:p>
      <text:p text:style-name="Standard">Taylor<text:tab/><text:tab/>812<text:tab/>334<text:tab/> 1<text:tab/> <text:s/>Fall<text:tab/> <text:s text:c="6"/>2009 O<text:tab/><text:tab/>115</text:p>
      <text:p text:style-name="Standard">Whitman <text:tab/>134<text:tab/>486<text:tab/> 1<text:tab/> <text:s/>Fall<text:tab/> <text:s text:c="6"/>2009 K<text:tab/><text:tab/>120</text:p>
      <text:p text:style-name="Standard">Saucon<text:tab/><text:tab/>113<text:tab/>349<text:tab/> 1<text:tab/> <text:s/>Spring <text:s text:c="6"/>2008 K<text:tab/><text:tab/>109</text:p>
      <text:p text:style-name="Standard">Saucon<text:tab/><text:tab/>113<text:tab/>642<text:tab/> 1<text:tab/> <text:s/>Fall<text:tab/> <text:s text:c="6"/>2004 D<text:tab/><text:tab/>109</text:p>
      <text:p text:style-name="Standard">Stabler <text:tab/>105<text:tab/>629<text:tab/> 1<text:tab/> <text:s/>Spring <text:s text:c="6"/>2003 F<text:tab/><text:tab/>113</text:p>
      <text:p text:style-name="Standard">Taylor<text:tab/><text:tab/>812<text:tab/>158<text:tab/> 2<text:tab/> <text:s/>Spring <text:s text:c="6"/>2008 D<text:tab/><text:tab/>115</text:p>
      <text:p text:style-name="Standard">Taylor<text:tab/><text:tab/>812<text:tab/>704<text:tab/> 1<text:tab/> <text:s/>Spring <text:s text:c="6"/>2008 E<text:tab/><text:tab/>115</text:p>
      <text:p text:style-name="Standard">Saucon<text:tab/><text:tab/>113<text:tab/>527<text:tab/> 1<text:tab/> <text:s/>Fall<text:tab/> <text:s text:c="6"/>2004 M<text:tab/><text:tab/>109</text:p>
      <text:p text:style-name="Standard">Taylor<text:tab/><text:tab/>812<text:tab/>408<text:tab/> 1<text:tab/> <text:s/>Spring <text:s text:c="6"/>2007 C<text:tab/><text:tab/>115</text:p>
      <text:p text:style-name="Standard"/>
      <text:p text:style-name="Standard">1<text:span text:style-name="T1">8. Retrieve the names of students who have taken courses with the highest number of</text:span></text:p>
      <text:p text:style-name="P1">credits in their department.</text:p>
      <text:p text:style-name="P7"/>
      <text:p text:style-name="P7">SELECT distinct name FROM student</text:p>
      <text:p text:style-name="P7"><text:s/>NATURAL JOIN takes </text:p>
      <text:p text:style-name="P4">WHERE course_id IN(</text:p>
      <text:p text:style-name="P4">SELECT course_id FROM course</text:p>
      <text:p text:style-name="P4">WHERE credits = ( SELECT MAX(credits) FROM course));</text:p>
      <text:p text:style-name="P4">NAME</text:p>
      <text:p text:style-name="P4">--------------------</text:p>
      <text:p text:style-name="P4">Russa</text:p>
      <text:p text:style-name="P4">Zouao</text:p>
      <text:p text:style-name="P4">Steeh</text:p>
      <text:p text:style-name="P4">Schmitz</text:p>
      <text:p text:style-name="P4">Engeldr</text:p>
      <text:p text:style-name="P4">Segars</text:p>
      <text:p text:style-name="P4">Rougemont</text:p>
      <text:p text:style-name="P4">Pigd</text:p>
      <text:p text:style-name="P4">Folkers</text:p>
      <text:p text:style-name="P4">Arakawa</text:p>
      <text:p text:style-name="P4">Arora</text:p>
      <text:p text:style-name="P4"/>
      <text:p text:style-name="P2">19. Find the departments with the highest total budget.</text:p>
      <text:p text:style-name="P2"/>
      <text:p text:style-name="P5">SQL&gt; SELECT dept_name FROM department </text:p>
      <text:p text:style-name="P5"><text:s text:c="2"/>2 <text:s/>WHERE budget = (SELECT MAX(budget) FROM department);</text:p>
      <text:p text:style-name="P5"/>
      <text:p text:style-name="P5">DEPT_NAME</text:p>
      <text:p text:style-name="P5">--------------------</text:p>
      <text:p text:style-name="P5">Chemistry</text:p>
      <text:p text:style-name="P2"/>
      <text:p text:style-name="P1">20. List all courses that have been taught by more than 2 instructors.</text:p>
      <text:p text:style-name="P1"/>
      <text:p text:style-name="P4">SQL&gt; SELECT course.course_id, course.title, COUNT(*) as total_instructor</text:p>
      <text:p text:style-name="P4"><text:s text:c="2"/>2 <text:s/>FROM course</text:p>
      <text:p text:style-name="P4"><text:s text:c="2"/>3 <text:s/>JOIN teaches ON course.course_id = teaches.course_id</text:p>
      <text:p text:style-name="P4"><text:s text:c="2"/>4 <text:s/>GROUP BY course.course_id, course.title </text:p>
      <text:p text:style-name="P4"><text:s text:c="2"/>5 <text:s/>HAVING COUNT(*) &gt; 2;</text:p>
      <text:p text:style-name="P4"/>
      <text:p text:style-name="P4">COURSE_I TITLE<text:tab/><text:tab/><text:tab/><text:tab/><text:tab/><text:tab/> <text:s text:c="3"/>TOTAL_INSTRUCTOR</text:p>
      <text:p text:style-name="P4">-------- -------------------------------------------------- ----------------</text:p>
      <text:p text:style-name="P4">362<text:tab/> Embedded Systems<text:tab/><text:tab/><text:tab/><text:tab/><text:tab/><text:tab/> <text:s text:c="2"/>3</text:p>
      <text:p text:style-name="P1"/>
      <text:p text:style-name="P1">21. List all students who have taken courses with a grade of "C" in the "Winter" semester of</text:p>
      <text:p text:style-name="P1">2023.</text:p>
      <text:p text:style-name="P1"/>
      <text:p text:style-name="P4">SQL&gt; SELECT distinct ID, name FROM student </text:p>
      <text:p text:style-name="P4"><text:s text:c="2"/>2 <text:s/>NATURAL JOIN takes</text:p>
      <text:p text:style-name="P4"><text:s text:c="2"/>3 <text:s/>WHERE grade LIKE '<text:span text:style-name="T2">C</text:span>_' and semester = 'Fall' AND year = 2010;</text:p>
      <text:p text:style-name="P4"/>
      <text:p text:style-name="P4">ID <text:s text:c="3"/>NAME</text:p>
      <text:p text:style-name="P4">----- --------------------</text:p>
      <text:p text:style-name="P4">69960 Raïev</text:p>
      <text:p text:style-name="P4">39394 Reinhardt</text:p>
      <text:p text:style-name="P4">75395 Moscarini</text:p>
      <text:p text:style-name="P4">39619 Dwyer</text:p>
      <text:p text:style-name="P4">92839 Cirsto</text:p>
      <text:p text:style-name="P4">21395 Leuen</text:p>
      <text:p text:style-name="P4">90567 Tomason</text:p>
      <text:p text:style-name="P4">76953 Lemoine</text:p>
      <text:p text:style-name="P4">32130 Bannac</text:p>
      <text:p text:style-name="P4">96722 Liley</text:p>
      <text:p text:style-name="P4">65329 Benson</text:p>
      <text:p text:style-name="P1"/>
      <text:p text:style-name="P1">22. Retrieve the names of instructors who have taught in the "Fall" semester of 2021.</text:p>
      <text:p text:style-name="P1"/>
      <text:p text:style-name="P4">SQL&gt; SELECT distinct ID, name, teaches.semester, teaches.year FROM instructor</text:p>
      <text:p text:style-name="P4"><text:s text:c="2"/>2 <text:s/>NATURAL JOIN teaches </text:p>
      <text:p text:style-name="P4"><text:s text:c="2"/>3 <text:s/>WHERE semester = 'Fall' AND year = 2010;</text:p>
      <text:p text:style-name="P4"/>
      <text:p text:style-name="P4">ID <text:s text:c="3"/>NAME<text:tab/><text:tab/> <text:s text:c="2"/>SEMEST<text:tab/>YEAR</text:p>
      <text:p text:style-name="P4">----- -------------------- ------ ----------</text:p>
      <text:p text:style-name="P4">81991 Valtchev <text:s text:c="13"/>Fall <text:tab/>2010</text:p>
      <text:p text:style-name="P4">36897 Morris<text:tab/><text:tab/> <text:s text:c="2"/>Fall <text:tab/>2010</text:p>
      <text:p text:style-name="P4">14365 Lembr<text:tab/><text:tab/> <text:s text:c="2"/>Fall <text:tab/>2010</text:p>
      <text:p text:style-name="P4">43779 Romero <text:s text:c="14"/>Fall <text:tab/>2010</text:p>
      <text:p text:style-name="P4">48570 Sarkar<text:tab/><text:tab/> <text:s text:c="2"/>Fall <text:tab/>2010</text:p>
      <text:p text:style-name="P1"/>
      <text:p text:style-name="P1">23. Find the average number of sections taught per course.</text:p>
      <text:p text:style-name="P1"/>
      <text:p text:style-name="P4">SQL&gt; SELECT AVG(tot_sec_per_course) FROM (</text:p>
      <text:p text:style-name="P4"><text:s text:c="2"/>2 <text:s text:c="5"/>SELECT course_id, COUNT(*) AS tot_sec_per_course FROM section</text:p>
      <text:p text:style-name="P4"><text:s text:c="2"/>3 <text:s text:c="5"/>GROUP BY course_id);</text:p>
      <text:p text:style-name="P4"/>
      <text:p text:style-name="P4">AVG(TOT_SEC_PER_COURSE)</text:p>
      <text:p text:style-name="P4">-----------------------</text:p>
      <text:p text:style-name="P4"><text:tab/> <text:s text:c="4"/>1.24705882</text:p>
      <text:p text:style-name="P1"/>
      <text:p text:style-name="P1">24. List all courses that have exactly 2 credits.</text:p>
      <text:p text:style-name="P4">SQL&gt; SELECT * FROM course WHERE credits = 2;</text:p>
      <text:p text:style-name="P1"/>
      <text:p text:style-name="P1">25. Retrieve the names of students who have taken courses in the "Taylor" building.</text:p>
      <text:p text:style-name="P1"/>
      <text:p text:style-name="P4">SQL&gt; SELECT distinct ID, name FROM student</text:p>
      <text:p text:style-name="P4"><text:s text:c="2"/>2 <text:s/>NATURAL JOIN takes </text:p>
      <text:p text:style-name="P4"><text:s text:c="2"/>3 <text:s/>NATURAL JOIN section </text:p>
      <text:p text:style-name="P4"><text:s text:c="2"/>4 <text:s/>WHERE building = 'Taylor';</text:p>
      <text:p text:style-name="P6">ID <text:s text:c="3"/>NAME<text:tab/><text:tab/> <text:s text:c="2"/>BUILDING</text:p>
      <text:p text:style-name="P6">----- -------------------- ---------------</text:p>
      <text:p text:style-name="P6">15086 Sun<text:tab/><text:tab/> <text:s text:c="2"/>Taylor</text:p>
      <text:p text:style-name="P6">82066 Varghese<text:tab/><text:tab/> <text:s text:c="2"/>Taylor</text:p>
      <text:p text:style-name="P6">22179 Sundho<text:tab/><text:tab/> <text:s text:c="2"/>Taylor</text:p>
      <text:p text:style-name="P6">21395 Leuen<text:tab/><text:tab/> <text:s text:c="2"/>Taylor</text:p>
      <text:p text:style-name="P6">49611 Karande<text:tab/><text:tab/> <text:s text:c="2"/>Taylor</text:p>
      <text:p text:style-name="P6">19791 Vanrell<text:tab/><text:tab/> <text:s text:c="2"/>Taylor</text:p>
      <text:p text:style-name="P6">93004 Gibbs<text:tab/><text:tab/> <text:s text:c="2"/>Taylor</text:p>
      <text:p text:style-name="P6">8251 <text:s/>Kite<text:tab/><text:tab/> <text:s text:c="2"/>Taylor</text:p>
      <text:p text:style-name="P6">36379 Triebel<text:tab/><text:tab/> <text:s text:c="2"/>Taylor</text:p>
      <text:p text:style-name="P6">87044 McDonald<text:tab/><text:tab/> <text:s text:c="2"/>Taylor</text:p>
      <text:p text:style-name="P6">64140 Tiroz<text:tab/><text:tab/> <text:s text:c="2"/>Taylor</text:p>
      <text:p text:style-name="P1"/>
      <text:p text:style-name="P1">26. Find the total number of courses taught by each instructor.</text:p>
      <text:p text:style-name="P1"/>
      <text:p text:style-name="P1"/>
      <text:p text:style-name="P1"/>
      <text:p text:style-name="P1">SQL&gt; SELECT ID, COUNT(course_id) AS course_count FROM teaches</text:p>
      <text:p text:style-name="P1"><text:s text:c="2"/>2 <text:s/>GROUP BY ID;</text:p>
      <text:p text:style-name="P4"/>
      <text:p text:style-name="P4">ID <text:s text:c="3"/>COURSE_COUNT</text:p>
      <text:p text:style-name="P4">----- ------------</text:p>
      <text:p text:style-name="P4">14365<text:tab/><text:tab/> 2</text:p>
      <text:p text:style-name="P4">15347<text:tab/><text:tab/> 1</text:p>
      <text:p text:style-name="P4">19368<text:tab/><text:tab/> 3</text:p>
      <text:p text:style-name="P4">22591<text:tab/><text:tab/>13</text:p>
      <text:p text:style-name="P4">25946<text:tab/><text:tab/> 1</text:p>
      <text:p text:style-name="P4">28097<text:tab/><text:tab/> 2</text:p>
      <text:p text:style-name="P4">28400<text:tab/><text:tab/> 2</text:p>
      <text:p text:style-name="P4">3199<text:tab/><text:tab/> 4</text:p>
      <text:p text:style-name="P4">3335<text:tab/><text:tab/> 2</text:p>
      <text:p text:style-name="P4">34175<text:tab/><text:tab/> 3</text:p>
      <text:p text:style-name="P4">36897<text:tab/><text:tab/> 5</text:p>
      <text:p text:style-name="P4"/>
      <text:p text:style-name="P4"/>
      <text:p text:style-name="P1">27. List all sections that are held in rooms with a capacity of exactly 75.</text:p>
      <text:p text:style-name="P1"/>
      <text:p text:style-name="P4">SQL&gt; SELECT * FROM classroom NATURAL JOIN SECTION</text:p>
      <text:p text:style-name="P4"><text:s text:c="2"/>2 <text:s/>WHERE capacity = 115;</text:p>
      <text:p text:style-name="P4"/>
      <text:p text:style-name="P4">BUILDING<text:tab/>ROOM_NU <text:s text:c="2"/>CAPACITY COURSE_I SEC_ID <text:s text:c="2"/>SEMEST<text:tab/> <text:s/>YEAR TIME</text:p>
      <text:p text:style-name="P4">--------------- ------- ---------- -------- -------- ------ ---------- ----</text:p>
      <text:p text:style-name="P4">Taylor<text:tab/><text:tab/>812<text:tab/> <text:s text:c="10"/>115 <text:s text:c="17"/>334<text:tab/> <text:s text:c="3"/>1<text:tab/> <text:s text:c="4"/>Fall<text:tab/> <text:s/>2009 O</text:p>
      <text:p text:style-name="P4">Taylor<text:tab/><text:tab/>812<text:tab/> <text:s text:c="10"/>115 <text:s text:c="17"/>158<text:tab/> <text:s text:c="3"/>2<text:tab/> <text:s text:c="4"/>Spring<text:tab/> <text:s/>2008 D</text:p>
      <text:p text:style-name="P4">Taylor<text:tab/><text:tab/>812<text:tab/> <text:s text:c="10"/>115 <text:s text:c="17"/>704<text:tab/> <text:s text:c="3"/>1<text:tab/> <text:s text:c="4"/>Spring<text:tab/> <text:s/>2008 E</text:p>
      <text:p text:style-name="P4">Taylor<text:tab/><text:tab/>812<text:tab/> <text:s text:c="10"/>115 <text:s text:c="17"/>408<text:tab/> <text:s text:c="3"/>1<text:tab/> <text:s text:c="4"/>Spring<text:tab/> <text:s/>2007 C</text:p>
      <text:p text:style-name="P4">Taylor<text:tab/><text:tab/>812<text:tab/> <text:s text:c="10"/>115 <text:s text:c="17"/>496<text:tab/> <text:s text:c="3"/>1<text:tab/> <text:s text:c="4"/>Fall<text:tab/> <text:s/>2001 I</text:p>
      <text:p text:style-name="P4">Taylor<text:tab/><text:tab/>812<text:tab/> <text:s text:c="10"/>115 <text:s text:c="17"/>603<text:tab/> <text:s text:c="3"/>1<text:tab/> <text:s text:c="4"/>Fall<text:tab/> <text:s/>2003 P</text:p>
      <text:p text:style-name="P4"/>
      <text:p text:style-name="P4">6 rows selected.</text:p>
      <text:p text:style-name="P1"/>
      <text:p text:style-name="P1">28. Retrieve the names of students who have taken courses with the lowest number of</text:p>
      <text:p text:style-name="P1">credits in their department.</text:p>
      <text:p text:style-name="P1"/>
      <text:p text:style-name="P7">SELECT distinct name FROM student</text:p>
      <text:p text:style-name="P7">NATURAL JOIN takes </text:p>
      <text:p text:style-name="P7">WHERE course_id IN(</text:p>
      <text:p text:style-name="P7">SELECT course_id FROM course</text:p>
      <text:p text:style-name="P7">WHERE credits = ( SELECT M<text:span text:style-name="T3">IN</text:span>(credits) FROM course));</text:p>
      <text:p text:style-name="P7"/>
      <text:p text:style-name="P7">NAME</text:p>
      <text:p text:style-name="P7">--------------------</text:p>
      <text:p text:style-name="P7">Hassine</text:p>
      <text:p text:style-name="P7">Juchn</text:p>
      <text:p text:style-name="P7">Mittelm</text:p>
      <text:p text:style-name="P7">Sankappanavar</text:p>
      <text:p text:style-name="P7">Bic</text:p>
      <text:p text:style-name="P7">Belmes</text:p>
      <text:p text:style-name="P7">Badran</text:p>
      <text:p text:style-name="P7">Vekk</text:p>
      <text:p text:style-name="P7">Azevedo</text:p>
      <text:p text:style-name="P7">Palmer</text:p>
      <text:p text:style-name="P7">Thie</text:p>
      <text:p text:style-name="P1"/>
      <text:p text:style-name="P1">29. Find the departments with the lowest total budget.</text:p>
      <text:p text:style-name="P1"/>
      <text:p text:style-name="P4">SQL&gt; SELECT * FROM department </text:p>
      <text:p text:style-name="P4"><text:s text:c="2"/>2 <text:s/>WHERE budget = (SELECT MIN(budget) FROM department);</text:p>
      <text:p text:style-name="P4"/>
      <text:p text:style-name="P4">DEPT_NAME<text:tab/> <text:s text:c="4"/>BUILDING<text:tab/><text:tab/> BUDGET</text:p>
      <text:p text:style-name="P4">-------------------- --------------- ----------</text:p>
      <text:p text:style-name="P4">Comp. Sci.<text:tab/> <text:s text:c="17"/>Lamberton<text:tab/> <text:s text:c="22"/>106378.69</text:p>
      <text:p text:style-name="P1"/>
      <text:p text:style-name="P1">30. List all courses that have been taught by exactly 3 instructors.</text:p>
      <text:p text:style-name="P3"/>
      <text:p text:style-name="P8">SQL&gt; SELECT course_id, title, COUNT(distinct ID) AS instructor_assigned FROM teaches</text:p>
      <text:p text:style-name="P8"><text:s text:c="2"/>2 <text:s/>NATURAL JOIN course</text:p>
      <text:p text:style-name="P8"><text:s text:c="2"/>3 <text:s/>GROUP BY course_id, title</text:p>
      <text:p text:style-name="P8"><text:s text:c="2"/>4 <text:s/>HAVING COUNT(distinct ID) = 2;</text:p>
      <text:p text:style-name="P8"/>
      <text:p text:style-name="P8">COURSE_I TITLE<text:tab/><text:tab/><text:tab/><text:tab/><text:tab/><text:tab/> <text:s text:c="3"/>INSTRUCTOR_ASSIGNED</text:p>
      <text:p text:style-name="P8">-------- -------------------------------------------------- -------------------</text:p>
      <text:p text:style-name="P8">960<text:tab/> Tort Law<text:tab/><text:tab/><text:tab/><text:tab/><text:tab/><text:tab/><text:tab/> <text:s text:c="5"/>2</text:p>
      <text:p text:style-name="P8">867<text:tab/> The IBM 360 Architecture<text:tab/><text:tab/><text:tab/><text:tab/><text:tab/> <text:s text:c="5"/>2</text:p>
      <text:p text:style-name="P8">200<text:tab/> The Music of the Ramones<text:tab/><text:tab/><text:tab/><text:tab/><text:tab/> <text:s text:c="5"/>2</text:p>
      <text:p text:style-name="P8">468<text:tab/> Fractal Geometry<text:tab/><text:tab/><text:tab/><text:tab/><text:tab/><text:tab/> <text:s text:c="5"/>2</text:p>
      <text:p text:style-name="P8">158<text:tab/> Elastic Structures<text:tab/><text:tab/><text:tab/><text:tab/><text:tab/><text:tab/> <text:s text:c="5"/>2</text:p>
      <text:p text:style-name="P3"/>
      <text:p text:style-name="P1">31. Find the students who have taken courses from at least 4 different departments.</text:p>
      <text:p text:style-name="P1"/>
      <text:p text:style-name="P1">SQL&gt; SELECT distinct ID, COUNT(distinct dept_name) FROM takes</text:p>
      <text:p text:style-name="P1"><text:s text:c="2"/>2 <text:s/>NATURAL JOIN course </text:p>
      <text:p text:style-name="P1"><text:s text:c="2"/>3 <text:s/>GROUP BY ID</text:p>
      <text:p text:style-name="P1"><text:s text:c="2"/>4 <text:s/>HAVING COUNT(distinct dept_name) = 4;</text:p>
      <text:p text:style-name="P1"/>
      <text:p text:style-name="P4">ID <text:s text:c="3"/>COUNT(DISTINCTDEPT_NAME)</text:p>
      <text:p text:style-name="P4">----- ------------------------</text:p>
      <text:p text:style-name="P4">80247<text:tab/><text:tab/><text:tab/> <text:s text:c="4"/>4</text:p>
      <text:p text:style-name="P4">81175<text:tab/><text:tab/><text:tab/> <text:s text:c="4"/>4</text:p>
      <text:p text:style-name="P4">82402<text:tab/><text:tab/><text:tab/> <text:s text:c="4"/>4</text:p>
      <text:p text:style-name="P4">7656<text:tab/><text:tab/><text:tab/> <text:s text:c="4"/>4</text:p>
      <text:p text:style-name="P1"/>
      <text:p text:style-name="P1">32. Retrieve the names of instructors who have taught the same course in multiple years.</text:p>
      <text:p text:style-name="P1"/>
      <text:p text:style-name="P1">SQL&gt; SELECT ID,course_id, count(distinct year) FROM teaches</text:p>
      <text:p text:style-name="P1"><text:s text:c="2"/>2 <text:s/>GROUP BY ID, course_id</text:p>
      <text:p text:style-name="P1"><text:s text:c="2"/>3 <text:s/>HAVING count(distinct year) &gt; 1;</text:p>
      <text:p text:style-name="P4"/>
      <text:p text:style-name="P4">ID <text:s text:c="3"/>COURSE_I COUNT(DISTINCTYEAR)</text:p>
      <text:p text:style-name="P4">----- -------- -------------------</text:p>
      <text:p text:style-name="P4">3199 <text:s/>169<text:tab/><text:tab/><text:tab/> 2</text:p>
      <text:p text:style-name="P4">77346 735<text:tab/><text:tab/><text:tab/> 2</text:p>
      <text:p text:style-name="P4">79081 408<text:tab/><text:tab/><text:tab/> 2</text:p>
      <text:p text:style-name="P4">74420 443<text:tab/><text:tab/><text:tab/> 2</text:p>
      <text:p text:style-name="P4">99052 237<text:tab/><text:tab/><text:tab/> 2</text:p>
      <text:p text:style-name="P4">22591 338<text:tab/><text:tab/><text:tab/> 2</text:p>
      <text:p text:style-name="P4">43779 105<text:tab/><text:tab/><text:tab/> 2</text:p>
      <text:p text:style-name="P4">6569 <text:s/>362<text:tab/><text:tab/><text:tab/> 3</text:p>
      <text:p text:style-name="P4">22591 400<text:tab/><text:tab/><text:tab/> 2</text:p>
      <text:p text:style-name="P1"/>
      <text:p text:style-name="P1">33. List all courses that are prerequisites for exactly 1 other course.</text:p>
      <text:p text:style-name="P1"/>
      <text:p text:style-name="P4">SQL&gt; SELECT prereq_id, COUNT(course_id) FROM prereq</text:p>
      <text:p text:style-name="P4"><text:s text:c="2"/>2 <text:s/>GROUP BY prereq_id</text:p>
      <text:p text:style-name="P4"><text:s text:c="2"/>3 <text:s/>HAVING COUNT(course_id) = 1;</text:p>
      <text:p text:style-name="P4"/>
      <text:p text:style-name="P4">PREREQ_I COUNT(COURSE_ID)</text:p>
      <text:p text:style-name="P4">-------- ----------------</text:p>
      <text:p text:style-name="P4">401<text:tab/><text:tab/><text:tab/>1</text:p>
      <text:p text:style-name="P4">443<text:tab/><text:tab/><text:tab/>1</text:p>
      <text:p text:style-name="P4">702<text:tab/><text:tab/><text:tab/>1</text:p>
      <text:p text:style-name="P4">318<text:tab/><text:tab/><text:tab/>1</text:p>
      <text:p text:style-name="P4">487<text:tab/><text:tab/><text:tab/>1</text:p>
      <text:p text:style-name="P4">340<text:tab/><text:tab/><text:tab/>1</text:p>
      <text:p text:style-name="P4">792<text:tab/><text:tab/><text:tab/>1</text:p>
      <text:p text:style-name="P4">101<text:tab/><text:tab/><text:tab/>1</text:p>
      <text:p text:style-name="P4">169<text:tab/><text:tab/><text:tab/>1</text:p>
      <text:p text:style-name="P4">769<text:tab/><text:tab/><text:tab/>1</text:p>
      <text:p text:style-name="P4">324<text:tab/><text:tab/><text:tab/>1</text:p>
      <text:p text:style-name="P1"/>
      <text:p text:style-name="P1">34. Find the departments where the total student credits are greater than the department</text:p>
      <text:p text:style-name="P1">budget.</text:p>
      <text:p text:style-name="P1"/>
      <text:p text:style-name="P1"/>
      <text:p text:style-name="P1">35. Retrieve the names of students who have taken courses with every time slot in multiple</text:p>
      <text:p text:style-name="P1">semesters.</text:p>
      <text:p text:style-name="P1">36. List all courses that have been taught in every building except two.</text:p>
      <text:p text:style-name="P1">37. Find the students who have taken the most number of courses in a single semester</text:p>
      <text:p text:style-name="P1">across all departments.38. Retrieve the names of instructors who have taught courses in all available buildings.</text:p>
      <text:p text:style-name="P1">39. List all students who have taken courses with overlapping time slots in the same</text:p>
      <text:p text:style-name="P1">semester and year.</text:p>
      <text:p text:style-name="P1">40. Find the courses that have the highest enrollment in a single semester.</text:p>
      <text:p text:style-name="P1">41. Find the students who have taken courses from at least 5 different departments.</text:p>
      <text:p text:style-name="P1">42. Retrieve the names of instructors who have taught the same course in multiple</text:p>
      <text:p text:style-name="P1">semesters and years.</text:p>
      <text:p text:style-name="P1">43. List all courses that are prerequisites for exactly 4 other courses.</text:p>
      <text:p text:style-name="P1">44. Find the departments where the total student credits are less than half of the department</text:p>
      <text:p text:style-name="P1">budget.</text:p>
      <text:p text:style-name="P1">45. Retrieve the names of students who have taken courses with every time slot in multiple</text:p>
      <text:p text:style-name="P1">semesters and years.</text:p>
      <text:p text:style-name="P1">46. List all courses that have been taught in every building except three.</text:p>
      <text:p text:style-name="P1">47. Find the students who have taken the most number of courses in a single year across all</text:p>
      <text:p text:style-name="P1">departments.</text:p>
      <text:p text:style-name="P1">48. Retrieve the names of instructors who have taught courses in all available semesters</text:p>
      <text:p text:style-name="P1">and buildings.</text:p>
      <text:p text:style-name="P1">49. List all students who have taken courses with overlapping time slots in different</text:p>
      <text:p text:style-name="P1">semesters and years.</text:p>
      <text:p text:style-name="P1">50. Find the courses that have the lowest enrollment in a single semester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25:59.834457095</meta:creation-date>
    <dc:date>2025-02-26T15:56:32.427232043</dc:date>
    <meta:editing-duration>PT39M38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323" meta:word-count="1702" meta:character-count="10993" meta:non-whitespace-character-count="8667"/>
  </office:meta>
</office:document-meta>
</file>